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144144346BR</text:p>
        </text:list-item>
        <text:list-item>
          <text:p text:style-name="P305">AK163968456BR</text:p>
        </text:list-item>
        <text:list-item>
          <text:p text:style-name="P306">AK164158004BR</text:p>
        </text:list-item>
        <text:list-item>
          <text:p text:style-name="P307">AK164039642BR</text:p>
        </text:list-item>
        <text:list-item>
          <text:p text:style-name="P308">AK164121741BR</text:p>
        </text:list-item>
        <text:list-item>
          <text:p text:style-name="P309">AK164581575BR</text:p>
        </text:list-item>
        <text:list-item>
          <text:p text:style-name="P310">AA143984021BR</text:p>
        </text:list-item>
        <text:list-item>
          <text:p text:style-name="P311">AK164273509BR</text:p>
        </text:list-item>
        <text:list-item>
          <text:p text:style-name="P312">AA143912824BR</text:p>
        </text:list-item>
        <text:list-item>
          <text:p text:style-name="P313">AA143879125BR</text:p>
        </text:list-item>
        <text:list-item>
          <text:p text:style-name="P314">QR935995979BR</text:p>
        </text:list-item>
        <text:list-item>
          <text:p text:style-name="P315">AA144245129BR</text:p>
        </text:list-item>
        <text:list-item>
          <text:p text:style-name="P316">AK163918809BR</text:p>
        </text:list-item>
        <text:list-item>
          <text:p text:style-name="P317">AK164538988BR</text:p>
        </text:list-item>
        <text:list-item>
          <text:p text:style-name="P318">AK164310802BR</text:p>
        </text:list-item>
        <text:list-item>
          <text:p text:style-name="P319">QR936043784BR</text:p>
        </text:list-item>
        <text:list-item>
          <text:p text:style-name="P320">AK163434482BR</text:p>
        </text:list-item>
        <text:list-item>
          <text:p text:style-name="P321">AK164699821BR</text:p>
        </text:list-item>
        <text:list-item>
          <text:p text:style-name="P322">AK164771146BR</text:p>
        </text:list-item>
        <text:list-item>
          <text:p text:style-name="P323">SY536408118BR</text:p>
        </text:list-item>
        <text:list-item>
          <text:p text:style-name="P324">SY536406465BR</text:p>
        </text:list-item>
        <text:list-item>
          <text:p text:style-name="P325">AA143948611BR</text:p>
        </text:list-item>
        <text:list-item>
          <text:p text:style-name="P326">AA143816346BR</text:p>
        </text:list-item>
        <text:list-item>
          <text:p text:style-name="P327">AA143835566BR</text:p>
        </text:list-item>
        <text:list-item>
          <text:p text:style-name="P328">AA143680878BR</text:p>
        </text:list-item>
        <text:list-item>
          <text:p text:style-name="P329">AK164101574BR</text:p>
        </text:list-item>
        <text:list-item>
          <text:p text:style-name="P330">AK163994306BR</text:p>
        </text:list-item>
        <text:list-item>
          <text:p text:style-name="P331">AA143670805BR</text:p>
        </text:list-item>
        <text:list-item>
          <text:p text:style-name="P332">AA144150205BR</text:p>
        </text:list-item>
        <text:list-item>
          <text:p text:style-name="P333">AA143725163BR</text:p>
        </text:list-item>
        <text:list-item>
          <text:p text:style-name="P334">AK163994270BR</text:p>
        </text:list-item>
        <text:list-item>
          <text:p text:style-name="P335">AK164439027BR</text:p>
        </text:list-item>
        <text:list-item>
          <text:p text:style-name="P336">AA144051940BR</text:p>
        </text:list-item>
        <text:list-item>
          <text:p text:style-name="P337">SY536430080BR</text:p>
        </text:list-item>
        <text:list-item>
          <text:p text:style-name="P338">AK164281686BR</text:p>
        </text:list-item>
        <text:list-item>
          <text:p text:style-name="P339">QR935995381BR</text:p>
        </text:list-item>
        <text:list-item>
          <text:p text:style-name="P340">AK163961719BR</text:p>
        </text:list-item>
        <text:list-item>
          <text:p text:style-name="P341">AK164328318BR</text:p>
        </text:list-item>
        <text:list-item>
          <text:p text:style-name="P342">QR935999233BR</text:p>
        </text:list-item>
        <text:list-item>
          <text:p text:style-name="P343">AA143740735BR</text:p>
        </text:list-item>
        <text:list-item>
          <text:p text:style-name="P344">AK164000037BR</text:p>
        </text:list-item>
        <text:list-item>
          <text:p text:style-name="P345">QR936015205BR</text:p>
        </text:list-item>
        <text:list-item>
          <text:p text:style-name="P346">QR936051220BR</text:p>
        </text:list-item>
        <text:list-item>
          <text:p text:style-name="P347">AK164690249BR</text:p>
        </text:list-item>
        <text:list-item>
          <text:p text:style-name="P348">AK163348758BR</text:p>
        </text:list-item>
        <text:list-item>
          <text:p text:style-name="P349">AK163831268BR</text:p>
        </text:list-item>
        <text:list-item>
          <text:p text:style-name="P350">AK164476824BR</text:p>
        </text:list-item>
        <text:list-item>
          <text:p text:style-name="P351">QR936023728BR</text:p>
        </text:list-item>
        <text:list-item>
          <text:p text:style-name="P352">AK164404062BR</text:p>
        </text:list-item>
        <text:list-item>
          <text:p text:style-name="P353">AK164295291BR</text:p>
        </text:list-item>
        <text:list-item>
          <text:p text:style-name="P354">AA144194400BR</text:p>
        </text:list-item>
        <text:list-item>
          <text:p text:style-name="P355">AA143987005BR</text:p>
        </text:list-item>
        <text:list-item>
          <text:p text:style-name="P356">AA143744729BR</text:p>
        </text:list-item>
        <text:list-item>
          <text:p text:style-name="P357">AK164428695BR</text:p>
        </text:list-item>
        <text:list-item>
          <text:p text:style-name="P358">AA143449655BR</text:p>
        </text:list-item>
        <text:list-item>
          <text:p text:style-name="P359">AK164287088BR</text:p>
        </text:list-item>
        <text:list-item>
          <text:p text:style-name="P360">AK164391355BR</text:p>
        </text:list-item>
        <text:list-item>
          <text:p text:style-name="P361">AK164038695BR</text:p>
        </text:list-item>
        <text:list-item>
          <text:p text:style-name="P362">AA143945535BR</text:p>
        </text:list-item>
        <text:list-item>
          <text:p text:style-name="P363">AA143532052BR</text:p>
        </text:list-item>
        <text:list-item>
          <text:p text:style-name="P364">AK164809133BR</text:p>
        </text:list-item>
        <text:list-item>
          <text:p text:style-name="P365">SY536388991BR</text:p>
        </text:list-item>
        <text:list-item>
          <text:p text:style-name="P366">AA143880945BR</text:p>
        </text:list-item>
        <text:list-item>
          <text:p text:style-name="P367">AK164327895BR</text:p>
        </text:list-item>
        <text:list-item>
          <text:p text:style-name="P368">AK164839373BR</text:p>
        </text:list-item>
        <text:list-item>
          <text:p text:style-name="P369">AA143624496BR</text:p>
        </text:list-item>
        <text:list-item>
          <text:p text:style-name="P370">QR935990778BR</text:p>
        </text:list-item>
        <text:list-item>
          <text:p text:style-name="P371">AA143874573BR</text:p>
        </text:list-item>
        <text:list-item>
          <text:p text:style-name="P372">AA143832335BR</text:p>
        </text:list-item>
        <text:list-item>
          <text:p text:style-name="P373">AA143778603BR</text:p>
        </text:list-item>
        <text:list-item>
          <text:p text:style-name="P374">AK164473085BR</text:p>
        </text:list-item>
        <text:list-item>
          <text:p text:style-name="P375">AK164459551BR</text:p>
        </text:list-item>
        <text:list-item>
          <text:p text:style-name="P376">QR935993332BR</text:p>
        </text:list-item>
        <text:list-item>
          <text:p text:style-name="P377">AA144070745BR</text:p>
        </text:list-item>
        <text:list-item>
          <text:p text:style-name="P378">AK164377835BR</text:p>
        </text:list-item>
        <text:list-item>
          <text:p text:style-name="P379">AK164527897BR</text:p>
        </text:list-item>
        <text:list-item>
          <text:p text:style-name="P380">AK164623947BR</text:p>
        </text:list-item>
        <text:list-item>
          <text:p text:style-name="P381">AK164226781BR</text:p>
        </text:list-item>
        <text:list-item>
          <text:p text:style-name="P382">SY536390346BR</text:p>
        </text:list-item>
        <text:list-item>
          <text:p text:style-name="P383">AK163410676BR</text:p>
        </text:list-item>
        <text:list-item>
          <text:p text:style-name="P384">QR935989430BR</text:p>
        </text:list-item>
        <text:list-item>
          <text:p text:style-name="P385">AK164331419BR</text:p>
        </text:list-item>
        <text:list-item>
          <text:p text:style-name="P386">AK165815427BR</text:p>
        </text:list-item>
        <text:list-item>
          <text:p text:style-name="P387">AK165656031BR</text:p>
        </text:list-item>
        <text:list-item>
          <text:p text:style-name="P388">AK164369207BR</text:p>
        </text:list-item>
        <text:list-item>
          <text:p text:style-name="P389">AK164395476BR</text:p>
        </text:list-item>
        <text:list-item>
          <text:p text:style-name="P390">AA144039802BR</text:p>
        </text:list-item>
        <text:list-item>
          <text:p text:style-name="P391">AA144062253BR</text:p>
        </text:list-item>
        <text:list-item>
          <text:p text:style-name="P392">QR936028637BR</text:p>
        </text:list-item>
        <text:list-item>
          <text:p text:style-name="P393">AK163918790BR</text:p>
        </text:list-item>
        <text:list-item>
          <text:p text:style-name="P394">QR936033169BR</text:p>
        </text:list-item>
        <text:list-item>
          <text:p text:style-name="P395">AK163798567BR</text:p>
        </text:list-item>
        <text:list-item>
          <text:p text:style-name="P396">AK163653015BR</text:p>
        </text:list-item>
        <text:list-item>
          <text:p text:style-name="P397">AA143821505BR</text:p>
        </text:list-item>
        <text:list-item>
          <text:p text:style-name="P398">AK165368809BR</text:p>
        </text:list-item>
        <text:list-item>
          <text:p text:style-name="P399">AA143769615BR</text:p>
        </text:list-item>
        <text:list-item>
          <text:p text:style-name="P400">AA143755810BR</text:p>
        </text:list-item>
        <text:list-item>
          <text:p text:style-name="P401">AK163833935BR</text:p>
        </text:list-item>
        <text:list-item>
          <text:p text:style-name="P402">AA144225257BR</text:p>
        </text:list-item>
        <text:list-item>
          <text:p text:style-name="P403">AA143641106BR</text:p>
        </text:list-item>
        <text:list-item>
          <text:p text:style-name="P404">AK163704998BR</text:p>
        </text:list-item>
        <text:list-item>
          <text:p text:style-name="P405">AK163825449BR</text:p>
        </text:list-item>
        <text:list-item>
          <text:p text:style-name="P406">AA143564214BR</text:p>
        </text:list-item>
        <text:list-item>
          <text:p text:style-name="P407">AK164296734BR</text:p>
        </text:list-item>
        <text:list-item>
          <text:p text:style-name="P408">QR935999777BR</text:p>
        </text:list-item>
        <text:list-item>
          <text:p text:style-name="P409">QR936042775BR</text:p>
        </text:list-item>
        <text:list-item>
          <text:p text:style-name="P410">QR936050649BR</text:p>
        </text:list-item>
        <text:list-item>
          <text:p text:style-name="P411">AA143792707BR</text:p>
        </text:list-item>
        <text:list-item>
          <text:p text:style-name="P412">AK164221489BR</text:p>
        </text:list-item>
        <text:list-item>
          <text:p text:style-name="P413">QR936062001BR</text:p>
        </text:list-item>
        <text:list-item>
          <text:p text:style-name="P414">AA144149034BR</text:p>
        </text:list-item>
        <text:list-item>
          <text:p text:style-name="P415">QR935240995BR</text:p>
        </text:list-item>
        <text:list-item>
          <text:p text:style-name="P416">SY536402818BR</text:p>
        </text:list-item>
        <text:list-item>
          <text:p text:style-name="P417">QR936005724BR</text:p>
        </text:list-item>
        <text:list-item>
          <text:p text:style-name="P418">AA143837845BR</text:p>
        </text:list-item>
        <text:list-item>
          <text:p text:style-name="P419">AK164530922BR</text:p>
        </text:list-item>
        <text:list-item>
          <text:p text:style-name="P420">AK164296120BR</text:p>
        </text:list-item>
        <text:list-item>
          <text:p text:style-name="P421">AK164276828BR</text:p>
        </text:list-item>
        <text:list-item>
          <text:p text:style-name="P422">AK164090219BR</text:p>
        </text:list-item>
        <text:list-item>
          <text:p text:style-name="P423">AA145192192BR</text:p>
        </text:list-item>
        <text:list-item>
          <text:p text:style-name="P424">AK165238392BR</text:p>
        </text:list-item>
        <text:list-item>
          <text:p text:style-name="P425">AK165900584BR</text:p>
        </text:list-item>
        <text:list-item>
          <text:p text:style-name="P426">AK165952096BR</text:p>
        </text:list-item>
        <text:list-item>
          <text:p text:style-name="P427">AK164854509BR</text:p>
        </text:list-item>
        <text:list-item>
          <text:p text:style-name="P428">AK165558153BR</text:p>
        </text:list-item>
        <text:list-item>
          <text:p text:style-name="P429">AK163504427BR</text:p>
        </text:list-item>
        <text:list-item>
          <text:p text:style-name="P430">AK163588081BR</text:p>
        </text:list-item>
        <text:list-item>
          <text:p text:style-name="P431">QR936053013BR</text:p>
        </text:list-item>
        <text:list-item>
          <text:p text:style-name="P432">QR936049858BR</text:p>
        </text:list-item>
        <text:list-item>
          <text:p text:style-name="P433">AK164268279BR</text:p>
        </text:list-item>
        <text:list-item>
          <text:p text:style-name="P434">AA143746265BR</text:p>
        </text:list-item>
        <text:list-item>
          <text:p text:style-name="P435">AA143788234BR</text:p>
        </text:list-item>
        <text:list-item>
          <text:p text:style-name="P436">AK163677379BR</text:p>
        </text:list-item>
        <text:list-item>
          <text:p text:style-name="P437">AK164191760BR</text:p>
        </text:list-item>
        <text:list-item>
          <text:p text:style-name="P438">AA143924819BR</text:p>
        </text:list-item>
        <text:list-item>
          <text:p text:style-name="P439">AK165131626BR</text:p>
        </text:list-item>
        <text:list-item>
          <text:p text:style-name="P440">AA143784524BR</text:p>
        </text:list-item>
        <text:list-item>
          <text:p text:style-name="P441">AK164539351BR</text:p>
        </text:list-item>
        <text:list-item>
          <text:p text:style-name="P442">AK164095556BR</text:p>
        </text:list-item>
        <text:list-item>
          <text:p text:style-name="P443">AA143854295BR</text:p>
        </text:list-item>
        <text:list-item>
          <text:p text:style-name="P444">AK164146575BR</text:p>
        </text:list-item>
        <text:list-item>
          <text:p text:style-name="P445">AA143893507BR</text:p>
        </text:list-item>
        <text:list-item>
          <text:p text:style-name="P446">AK164151859BR</text:p>
        </text:list-item>
        <text:list-item>
          <text:p text:style-name="P447">AK164342306BR</text:p>
        </text:list-item>
        <text:list-item>
          <text:p text:style-name="P448">AA143931151BR</text:p>
        </text:list-item>
        <text:list-item>
          <text:p text:style-name="P449">AK164211637BR</text:p>
        </text:list-item>
        <text:list-item>
          <text:p text:style-name="P450">AK164245485BR</text:p>
        </text:list-item>
        <text:list-item>
          <text:p text:style-name="P451">AK164296513BR</text:p>
        </text:list-item>
        <text:list-item>
          <text:p text:style-name="P452">AK164222100BR</text:p>
        </text:list-item>
        <text:list-item>
          <text:p text:style-name="P453">AK164235196BR</text:p>
        </text:list-item>
        <text:list-item>
          <text:p text:style-name="P454">AK164303015BR</text:p>
        </text:list-item>
        <text:list-item>
          <text:p text:style-name="P455">AA143813747BR</text:p>
        </text:list-item>
        <text:list-item>
          <text:p text:style-name="P456">AK165410651BR</text:p>
        </text:list-item>
        <text:list-item>
          <text:p text:style-name="P457">AK163690976BR</text:p>
        </text:list-item>
        <text:list-item>
          <text:p text:style-name="P458">AK163722197BR</text:p>
        </text:list-item>
        <text:list-item>
          <text:p text:style-name="P459">AK164040742BR</text:p>
        </text:list-item>
        <text:list-item>
          <text:p text:style-name="P460">AK164073459BR</text:p>
        </text:list-item>
        <text:list-item>
          <text:p text:style-name="P461">QR936025193BR</text:p>
        </text:list-item>
        <text:list-item>
          <text:p text:style-name="P462">QR936028535BR</text:p>
        </text:list-item>
        <text:list-item>
          <text:p text:style-name="P463">AK164729395BR</text:p>
        </text:list-item>
        <text:list-item>
          <text:p text:style-name="P464">AA143842448BR</text:p>
        </text:list-item>
        <text:list-item>
          <text:p text:style-name="P465">AK164342252BR</text:p>
        </text:list-item>
        <text:list-item>
          <text:p text:style-name="P466">QR935989956BR</text:p>
        </text:list-item>
        <text:list-item>
          <text:p text:style-name="P467">AK163667907BR</text:p>
        </text:list-item>
        <text:list-item>
          <text:p text:style-name="P468">AA143809190BR</text:p>
        </text:list-item>
        <text:list-item>
          <text:p text:style-name="P469">AK164581751BR</text:p>
        </text:list-item>
        <text:list-item>
          <text:p text:style-name="P470">AK164486680BR</text:p>
        </text:list-item>
        <text:list-item>
          <text:p text:style-name="P471">AK164424447BR</text:p>
        </text:list-item>
        <text:list-item>
          <text:p text:style-name="P472">AA144587401BR</text:p>
        </text:list-item>
        <text:list-item>
          <text:p text:style-name="P473">AA144652666BR</text:p>
        </text:list-item>
        <text:list-item>
          <text:p text:style-name="P474">AA144859025BR</text:p>
        </text:list-item>
        <text:list-item>
          <text:p text:style-name="P475">AA144961490BR</text:p>
        </text:list-item>
        <text:list-item>
          <text:p text:style-name="P476">AK164190296BR</text:p>
        </text:list-item>
        <text:list-item>
          <text:p text:style-name="P477">AK163930800BR</text:p>
        </text:list-item>
        <text:list-item>
          <text:p text:style-name="P478">AK163621803BR</text:p>
        </text:list-item>
        <text:list-item>
          <text:p text:style-name="P479">AA143835835BR</text:p>
        </text:list-item>
        <text:list-item>
          <text:p text:style-name="P480">AA143969112BR</text:p>
        </text:list-item>
        <text:list-item>
          <text:p text:style-name="P481">AK165496224BR</text:p>
        </text:list-item>
        <text:list-item>
          <text:p text:style-name="P482">AK165101726BR</text:p>
        </text:list-item>
        <text:list-item>
          <text:p text:style-name="P483">AK165290358BR</text:p>
        </text:list-item>
        <text:list-item>
          <text:p text:style-name="P484">AA144919510BR</text:p>
        </text:list-item>
        <text:list-item>
          <text:p text:style-name="P485">AK165037245BR</text:p>
        </text:list-item>
        <text:list-item>
          <text:p text:style-name="P486">AK165278048BR</text:p>
        </text:list-item>
        <text:list-item>
          <text:p text:style-name="P487">AK164865577BR</text:p>
        </text:list-item>
        <text:list-item>
          <text:p text:style-name="P488">AK164871728BR</text:p>
        </text:list-item>
        <text:list-item>
          <text:p text:style-name="P489">QR935990923BR</text:p>
        </text:list-item>
        <text:list-item>
          <text:p text:style-name="P490">AA145033721BR</text:p>
        </text:list-item>
        <text:list-item>
          <text:p text:style-name="P491">AK163983657BR</text:p>
        </text:list-item>
        <text:list-item>
          <text:p text:style-name="P492">AK165780895BR</text:p>
        </text:list-item>
        <text:list-item>
          <text:p text:style-name="P493">AA144974839BR</text:p>
        </text:list-item>
        <text:list-item>
          <text:p text:style-name="P494">AK165823128BR</text:p>
        </text:list-item>
        <text:list-item>
          <text:p text:style-name="P495">AK165690792BR</text:p>
        </text:list-item>
        <text:list-item>
          <text:p text:style-name="P496">AK163652964BR</text:p>
        </text:list-item>
        <text:list-item>
          <text:p text:style-name="P497">SY536386275BR</text:p>
        </text:list-item>
        <text:list-item>
          <text:p text:style-name="P498">AA144468259BR</text:p>
        </text:list-item>
        <text:list-item>
          <text:p text:style-name="P499">AK165139718BR</text:p>
        </text:list-item>
        <text:list-item>
          <text:p text:style-name="P500">AK165015435BR</text:p>
        </text:list-item>
        <text:list-item>
          <text:p text:style-name="P501">AK164929737BR</text:p>
        </text:list-item>
        <text:list-item>
          <text:p text:style-name="P502">AK163730627BR</text:p>
        </text:list-item>
        <text:list-item>
          <text:p text:style-name="P503">AK164101203BR</text:p>
        </text:list-item>
        <text:list-item>
          <text:p text:style-name="P504">AA143999879BR</text:p>
        </text:list-item>
        <text:list-item>
          <text:p text:style-name="P505">AA143960918BR</text:p>
        </text:list-item>
        <text:list-item>
          <text:p text:style-name="P506">AA144003017BR</text:p>
        </text:list-item>
        <text:list-item>
          <text:p text:style-name="P507">AK164735651BR</text:p>
        </text:list-item>
        <text:list-item>
          <text:p text:style-name="P508">AK165654702BR</text:p>
        </text:list-item>
        <text:list-item>
          <text:p text:style-name="P509">AK164612462BR</text:p>
        </text:list-item>
        <text:list-item>
          <text:p text:style-name="P510">AA144017965BR</text:p>
        </text:list-item>
        <text:list-item>
          <text:p text:style-name="P511">AK165771845BR</text:p>
        </text:list-item>
        <text:list-item>
          <text:p text:style-name="P512">AK165942139BR</text:p>
        </text:list-item>
        <text:list-item>
          <text:p text:style-name="P513">AK164676542BR</text:p>
        </text:list-item>
        <text:list-item>
          <text:p text:style-name="P514">AK164598142BR</text:p>
        </text:list-item>
        <text:list-item>
          <text:p text:style-name="P515">AK163952014BR</text:p>
        </text:list-item>
        <text:list-item>
          <text:p text:style-name="P516">QR936028521BR</text:p>
        </text:list-item>
        <text:list-item>
          <text:p text:style-name="P517">AA144962036BR</text:p>
        </text:list-item>
        <text:list-item>
          <text:p text:style-name="P518">AA144834774BR</text:p>
        </text:list-item>
        <text:list-item>
          <text:p text:style-name="P519">AK165148935BR</text:p>
        </text:list-item>
        <text:list-item>
          <text:p text:style-name="P520">AK165269960BR</text:p>
        </text:list-item>
        <text:list-item>
          <text:p text:style-name="P521">AK165621465BR</text:p>
        </text:list-item>
        <text:list-item>
          <text:p text:style-name="P522">AA144481710BR</text:p>
        </text:list-item>
        <text:list-item>
          <text:p text:style-name="P523">AK165231743BR</text:p>
        </text:list-item>
        <text:list-item>
          <text:p text:style-name="P524">AA144457565BR</text:p>
        </text:list-item>
        <text:list-item>
          <text:p text:style-name="P525">AA144652312BR</text:p>
        </text:list-item>
        <text:list-item>
          <text:p text:style-name="P526">AK165869601BR</text:p>
        </text:list-item>
      </text:list>
      <text:p text:style-name="P5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68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55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7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n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7T18:38:00Z</meta:creation-date>
    <dc:date>2024-06-27T18:38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6" meta:word-count="487" meta:character-count="3117" meta:row-count="21" meta:non-whitespace-character-count="2636"/>
  </office:meta>
</office:document-meta>
</file>